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17cm"/>
    </style:style>
    <style:style style:name="co2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0.322cm"/>
    </style:style>
    <style:style style:name="co7" style:family="table-column">
      <style:table-column-properties fo:break-before="auto" style:column-width="13.818cm"/>
    </style:style>
    <style:style style:name="co8" style:family="table-column">
      <style:table-column-properties fo:break-before="auto" style:column-width="10.294cm"/>
    </style:style>
    <style:style style:name="co9" style:family="table-column">
      <style:table-column-properties fo:break-before="auto" style:column-width="18.1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fo:color="#000000" style:font-name="Arial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4" style:family="table-cell" style:parent-style-name="Default">
      <style:text-properties fo:color="#000000" style:font-name="Arial" fo:font-size="10pt" fo:language="en" fo:country="US" fo:font-weight="normal" style:font-name-asian="Consolas" style:font-size-asian="10pt" style:language-asian="en" style:country-asian="US" style:font-weight-asian="normal" style:font-name-complex="Consolas" style:font-size-complex="10pt" style:language-complex="en" style:country-complex="US" style:font-weight-complex="normal"/>
    </style:style>
    <style:style style:name="ce5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fo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Exo2-Bold</text:p>
          </table:table-cell>
          <table:table-cell office:value-type="string">
            <text:p>Fonts/Exo2-Bold</text:p>
          </table:table-cell>
        </table:table-row>
        <table:table-row table:style-name="ro1">
          <table:table-cell office:value-type="string">
            <text:p>Exo2-Medium</text:p>
          </table:table-cell>
          <table:table-cell office:value-type="string">
            <text:p>Fonts/Exo2-Medium</text:p>
          </table:table-cell>
        </table:table-row>
        <table:table-row table:style-name="ro1">
          <table:table-cell office:value-type="string">
            <text:p>Exo2-SemiBold</text:p>
          </table:table-cell>
          <table:table-cell office:value-type="string">
            <text:p>Fonts/Exo2-SemiBold</text:p>
          </table:table-cell>
        </table:table-row>
        <table:table-row table:style-name="ro1">
          <table:table-cell office:value-type="string">
            <text:p>JF-Flat-medium</text:p>
          </table:table-cell>
          <table:table-cell office:value-type="string">
            <text:p>Fonts/JF-Flat-medium</text:p>
          </table:table-cell>
        </table:table-row>
        <table:table-row table:style-name="ro1">
          <table:table-cell office:value-type="string">
            <text:p>Chinese_BigYoungBold</text:p>
          </table:table-cell>
          <table:table-cell office:value-type="string">
            <text:p>Fonts/Chinese_BigYoungBold</text:p>
          </table:table-cell>
        </table:table-row>
        <table:table-row table:style-name="ro2">
          <table:table-cell office:value-type="string">
            <text:p>CJK</text:p>
          </table:table-cell>
          <table:table-cell office:value-type="string">
            <text:p>Fonts/CJK</text:p>
          </table:table-cell>
        </table:table-row>
      </table:table>
      <table:table table:name="fontsCustomMaterials" table:style-name="ta1" table:print="false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Exo2-Bold</text:p>
          </table:table-cell>
          <table:table-cell office:value-type="string">
            <text:p>Fonts/CustomMaterials/Font_Exo2-Bold</text:p>
          </table:table-cell>
        </table:table-row>
        <table:table-row table:style-name="ro1">
          <table:table-cell office:value-type="string">
            <text:p>Exo2-Medium</text:p>
          </table:table-cell>
          <table:table-cell office:value-type="string">
            <text:p>Fonts/CustomMaterials/Font_Exo2-Medium</text:p>
          </table:table-cell>
        </table:table-row>
        <table:table-row table:style-name="ro1">
          <table:table-cell office:value-type="string">
            <text:p>Exo2-SemiBold</text:p>
          </table:table-cell>
          <table:table-cell office:value-type="string">
            <text:p>Fonts/CustomMaterials/Font_Exo2-SemiBold</text:p>
          </table:table-cell>
        </table:table-row>
        <table:table-row table:style-name="ro1">
          <table:table-cell office:value-type="string">
            <text:p>JF-Flat-medium</text:p>
          </table:table-cell>
          <table:table-cell office:value-type="string">
            <text:p>Fonts/CustomMaterials/Font_JF-Flat-medium</text:p>
          </table:table-cell>
        </table:table-row>
        <table:table-row table:style-name="ro1">
          <table:table-cell office:value-type="string">
            <text:p>Chinese_BigYoungBold</text:p>
          </table:table-cell>
          <table:table-cell office:value-type="string">
            <text:p>Fonts/CustomMaterials/Font_Chinese_BigYoungBold</text:p>
          </table:table-cell>
        </table:table-row>
        <table:table-row table:style-name="ro2">
          <table:table-cell office:value-type="string">
            <text:p>CJK</text:p>
          </table:table-cell>
          <table:table-cell office:value-type="string">
            <text:p>Fonts/CustomMaterials/Font_CJK</text:p>
          </table:table-cell>
        </table:table-row>
      </table:table>
      <table:table table:name="locales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ru</text:p>
          </table:table-cell>
          <table:table-cell office:value-type="string">
            <text:p>Russian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English</text:p>
          </table:table-cell>
        </table:table-row>
      </table:table>
      <table:table table:name="Russian" table:style-name="ta1" table:print="false">
        <table:table-column table:style-name="co6" table:default-cell-style-name="ce2"/>
        <table:table-column table:style-name="co7" table:default-cell-style-name="Default"/>
        <table:table-column table:style-name="co3" table:number-columns-repeated="1022" table:default-cell-style-name="Default"/>
        <table:table-row table:style-name="ro3">
          <table:table-cell table:style-name="ce1"/>
          <table:table-cell table:style-name="ce6"/>
          <table:table-cell table:style-name="ce8" office:value-type="string">
            <text:p>Кнопки</text:p>
          </table:table-cell>
          <table:table-cell table:style-name="ce6" table:number-columns-repeated="1021"/>
        </table:table-row>
        <table:table-row table:style-name="ro4">
          <table:table-cell office:value-type="string">
            <text:p>ingame_help_btn_1</text:p>
          </table:table-cell>
          <table:table-cell office:value-type="string">
            <text:p>Убрать два неверных варианта</text:p>
          </table:table-cell>
          <table:table-cell table:number-columns-repeated="1022"/>
        </table:table-row>
        <table:table-row table:style-name="ro4">
          <table:table-cell office:value-type="string">
            <text:p>ingame_help_btn_2</text:p>
          </table:table-cell>
          <table:table-cell office:value-type="string">
            <text:p>Пропустить этот кадр</text:p>
          </table:table-cell>
          <table:table-cell table:number-columns-repeated="1022"/>
        </table:table-row>
        <table:table-row table:style-name="ro4">
          <table:table-cell office:value-type="string">
            <text:p>ingame_pause_btn_1</text:p>
          </table:table-cell>
          <table:table-cell office:value-type="string">
            <text:p>Продолжить игру</text:p>
          </table:table-cell>
          <table:table-cell table:number-columns-repeated="1022"/>
        </table:table-row>
        <table:table-row table:style-name="ro4">
          <table:table-cell office:value-type="string">
            <text:p>ingame_pause_btn_2</text:p>
          </table:table-cell>
          <table:table-cell office:value-type="string">
            <text:p>Начать новую игру</text:p>
          </table:table-cell>
          <table:table-cell table:number-columns-repeated="1022"/>
        </table:table-row>
        <table:table-row table:style-name="ro4">
          <table:table-cell office:value-type="string">
            <text:p>ingame_pause_btn_3</text:p>
          </table:table-cell>
          <table:table-cell office:value-type="string">
            <text:p>Выйти из игры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nu_btn_new_game</text:p>
          </table:table-cell>
          <table:table-cell office:value-type="string">
            <text:p>Новая игра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nu_btn_play</text:p>
          </table:table-cell>
          <table:table-cell office:value-type="string">
            <text:p>Играть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nu_btn_remove_ad</text:p>
          </table:table-cell>
          <table:table-cell office:value-type="string">
            <text:p>Убрать рекламу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nu_btn_settings</text:p>
          </table:table-cell>
          <table:table-cell office:value-type="string">
            <text:p>Настройки</text:p>
          </table:table-cell>
          <table:table-cell table:number-columns-repeated="1022"/>
        </table:table-row>
        <table:table-row table:style-name="ro4">
          <table:table-cell office:value-type="string">
            <text:p>menu_btn_apply</text:p>
          </table:table-cell>
          <table:table-cell office:value-type="string">
            <text:p>Применить</text:p>
          </table:table-cell>
          <table:table-cell table:number-columns-repeated="1022"/>
        </table:table-row>
        <table:table-row table:style-name="ro4">
          <table:table-cell office:value-type="string">
            <text:p>menu_btn_back</text:p>
          </table:table-cell>
          <table:table-cell office:value-type="string">
            <text:p>Назад</text:p>
          </table:table-cell>
          <table:table-cell table:number-columns-repeated="1022"/>
        </table:table-row>
        <table:table-row table:style-name="ro4">
          <table:table-cell office:value-type="string">
            <text:p>menu_btn_close</text:p>
          </table:table-cell>
          <table:table-cell office:value-type="string">
            <text:p>Закрыть</text:p>
          </table:table-cell>
          <table:table-cell table:number-columns-repeated="1022"/>
        </table:table-row>
        <table:table-row table:style-name="ro4">
          <table:table-cell office:value-type="string">
            <text:p>gui_btn_yes</text:p>
          </table:table-cell>
          <table:table-cell office:value-type="string">
            <text:p>Да</text:p>
          </table:table-cell>
          <table:table-cell table:number-columns-repeated="1022"/>
        </table:table-row>
        <table:table-row table:style-name="ro4">
          <table:table-cell office:value-type="string">
            <text:p>gui_btn_no</text:p>
          </table:table-cell>
          <table:table-cell office:value-type="string">
            <text:p>Нет</text:p>
          </table:table-cell>
          <table:table-cell table:number-columns-repeated="1022"/>
        </table:table-row>
        <table:table-row table:style-name="ro5">
          <table:table-cell table:style-name="ce1"/>
          <table:table-cell table:style-name="ce6"/>
          <table:table-cell table:style-name="ce8" office:value-type="string">
            <text:p>Хинты и загрузка</text:p>
          </table:table-cell>
          <table:table-cell table:style-name="ce6" table:number-columns-repeated="1021"/>
        </table:table-row>
        <table:table-row table:style-name="ro4">
          <table:table-cell office:value-type="string">
            <text:p>text_loading</text:p>
          </table:table-cell>
          <table:table-cell office:value-type="string">
            <text:p>Загрузка</text:p>
          </table:table-cell>
          <table:table-cell table:number-columns-repeated="1022"/>
        </table:table-row>
        <table:table-row table:style-name="ro4">
          <table:table-cell office:value-type="string">
            <text:p>text_hint_1</text:p>
          </table:table-cell>
          <table:table-cell office:value-type="string">
            <text:p>Сериал «Побег» запрещен в 13 тюрьмах Штатов, дабы не навевать тамошним заключенным мысли пуститься в бега.</text:p>
          </table:table-cell>
          <table:table-cell table:number-columns-repeated="1022"/>
        </table:table-row>
        <table:table-row table:style-name="ro4">
          <table:table-cell office:value-type="string">
            <text:p>text_hint_2</text:p>
          </table:table-cell>
          <table:table-cell office:value-type="string">
            <text:p>Самым дорогим сериалом считается не «Игра престолов», а «Terra Nova» от Стивена Спилберга. Его бюджет — 60 млн. фунтов.</text:p>
          </table:table-cell>
          <table:table-cell table:number-columns-repeated="1022"/>
        </table:table-row>
        <table:table-row table:style-name="ro4">
          <table:table-cell office:value-type="string">
            <text:p>text_hint_3</text:p>
          </table:table-cell>
          <table:table-cell office:value-type="string">
            <text:p>Аббревиатуру в названии сериала «Доктор Хаус» — M.D. – можно прочитать двояко. Это не только «доктор медицины», но еще и «психически не вполне здоровый человек». Символично, ведь Хаус – действительно очень странный персонаж.</text:p>
          </table:table-cell>
          <table:table-cell table:number-columns-repeated="1022"/>
        </table:table-row>
        <table:table-row table:style-name="ro4">
          <table:table-cell office:value-type="string">
            <text:p>text_hint_4</text:p>
          </table:table-cell>
          <table:table-cell office:value-type="string">
            <text:p>Самым «долгоиграющим» проектом на телевидении была не «Санта-Барбара», как думают многие, а сериал «Путеводный свет», тоже родом из Штатов.</text:p>
          </table:table-cell>
          <table:table-cell table:number-columns-repeated="1022"/>
        </table:table-row>
        <table:table-row table:style-name="ro4">
          <table:table-cell office:value-type="string">
            <text:p>text_hint_5</text:p>
          </table:table-cell>
          <table:table-cell office:value-type="string">
            <text:p>В основу названия «Теории большого взрыва» легло реальное научное предположение о том, что источником появления Вселенной стал большой взрыв. В одной из серий проекта появляется настоящий ученый – физик и нобелевский лауреат Д. Смут.</text:p>
          </table:table-cell>
          <table:table-cell table:number-columns-repeated="1022"/>
        </table:table-row>
        <table:table-row table:style-name="ro4">
          <table:table-cell office:value-type="string">
            <text:p>text_hint_6</text:p>
          </table:table-cell>
          <table:table-cell office:value-type="string">
            <text:p>Одним из самых популярных сериалов в мире считаются «Друзья». Когда они только появились на экранах, их аудитория сразу составила 20 миллионов человек и в дальнейшем только прибывала.</text:p>
          </table:table-cell>
          <table:table-cell table:number-columns-repeated="1022"/>
        </table:table-row>
        <table:table-row table:style-name="ro4">
          <table:table-cell office:value-type="string">
            <text:p>text_hint_7</text:p>
          </table:table-cell>
          <table:table-cell office:value-type="string">
            <text:p>Сериал «Сверхъестественное» — настоящая проверка на прочность для эрудированного киномана. Ведь его персонажи часто «присваивают» себе имена вполне реальных людей и вымышленных киногероев.</text:p>
          </table:table-cell>
          <table:table-cell table:number-columns-repeated="1022"/>
        </table:table-row>
        <table:table-row table:style-name="ro4">
          <table:table-cell office:value-type="string">
            <text:p>text_hint_8</text:p>
          </table:table-cell>
          <table:table-cell office:value-type="string">
            <text:p>Первым сериалом, с которым познакомились граждане Советского Союза, стала «Рабыня Изаура».</text:p>
          </table:table-cell>
          <table:table-cell table:number-columns-repeated="1022"/>
        </table:table-row>
        <table:table-row table:style-name="ro4">
          <table:table-cell office:value-type="string">
            <text:p>text_hint_9</text:p>
          </table:table-cell>
          <table:table-cell office:value-type="string">
            <text:p>Сериал «Интерны» отличается от многих ситкомов тем, что в нем нет закадрового смеха. Создатели посчитали, что зрители сами знают, когда и над чем им смеяться.</text:p>
          </table:table-cell>
          <table:table-cell table:number-columns-repeated="1022"/>
        </table:table-row>
        <table:table-row table:style-name="ro4">
          <table:table-cell office:value-type="string">
            <text:p>text_hint_10</text:p>
          </table:table-cell>
          <table:table-cell office:value-type="string">
            <text:p>Существуют сериалы, продолжающиеся не один год или даже десятилетие. В этой категории лидирует «Направляющий свет», который выходит уже более 50 лет.</text:p>
          </table:table-cell>
          <table:table-cell table:number-columns-repeated="1022"/>
        </table:table-row>
        <table:table-row table:style-name="ro4">
          <table:table-cell office:value-type="string">
            <text:p>text_hint_11</text:p>
          </table:table-cell>
          <table:table-cell office:value-type="string">
            <text:p>Телесериал, в котором каждая серия имеет собственную законченную историю, называется процедуралом. Зритель не обязан смотреть его сначала (или увидеть предыдущую серию), чтобы получить полное понимание того, о чем в нем идет речь.</text:p>
          </table:table-cell>
          <table:table-cell table:number-columns-repeated="1022"/>
        </table:table-row>
        <table:table-row table:style-name="ro4">
          <table:table-cell office:value-type="string">
            <text:p>text_hint_12</text:p>
          </table:table-cell>
          <table:table-cell office:value-type="string">
            <text:p>Производство только одной серии «Зачарованных» стоит 2 миллиона долларов.</text:p>
          </table:table-cell>
          <table:table-cell table:number-columns-repeated="1022"/>
        </table:table-row>
        <table:table-row table:style-name="ro4">
          <table:table-cell office:value-type="string">
            <text:p>text_hint_13</text:p>
          </table:table-cell>
          <table:table-cell office:value-type="string">
            <text:p>Бенедикт Камбербэтч был единственным, кто прослушивался на роль Шерлока. На пробах стало очевидно, что образ настолько ему походит, что рассылать сценарий кому-либо еще не имеет смысла.</text:p>
          </table:table-cell>
          <table:table-cell table:number-columns-repeated="1022"/>
        </table:table-row>
        <table:table-row table:style-name="ro4">
          <table:table-cell office:value-type="string">
            <text:p>text_hint_14</text:p>
          </table:table-cell>
          <table:table-cell office:value-type="string">
            <text:p>Для рекламы третьего сезона сериала «Декстер» рекламщики, вместо воды, налили в местные фонтаны бутафорской крови. В промо-кампании были задействованы фонтаны в 14 крупнейших городах США.</text:p>
          </table:table-cell>
          <table:table-cell table:number-columns-repeated="1022"/>
        </table:table-row>
        <table:table-row table:style-name="ro4">
          <table:table-cell office:value-type="string">
            <text:p>text_hint_15</text:p>
          </table:table-cell>
          <table:table-cell office:value-type="string">
            <text:p>В общей сложности последний эпизод 4-го сезона «Декстера» посмотрело 2,6 миллиона человек. Большей популярности, чем «Декстер», удостаивался только Майк Тайсон в 1999 году.</text:p>
          </table:table-cell>
          <table:table-cell table:number-columns-repeated="1022"/>
        </table:table-row>
        <table:table-row table:style-name="ro4">
          <table:table-cell office:value-type="string">
            <text:p>text_hint_16</text:p>
          </table:table-cell>
          <table:table-cell office:value-type="string">
            <text:p>В 3 серии 2-го сезона «Обмани меня» пропавшую женщину зовут Марла Сигер (англ. Marla Seeger), а её дочь — Тайлер. Марла Сингер и Тайлер Дерден — персонажи книги и фильма «Бойцовский клуб».</text:p>
          </table:table-cell>
          <table:table-cell table:number-columns-repeated="1022"/>
        </table:table-row>
        <table:table-row table:style-name="ro4">
          <table:table-cell office:value-type="string">
            <text:p>text_hint_17</text:p>
          </table:table-cell>
          <table:table-cell office:value-type="string">
            <text:p>В сериале «Отчаянные домохозяйки» на съемках эпизода, где Сьюзан падает в торт, актриса Тери Хетчер сломала два ребра, но не прекратила делать новые дубли.</text:p>
          </table:table-cell>
          <table:table-cell table:number-columns-repeated="1022"/>
        </table:table-row>
        <table:table-row table:style-name="ro4">
          <table:table-cell office:value-type="string">
            <text:p>text_hint_18</text:p>
          </table:table-cell>
          <table:table-cell office:value-type="string">
            <text:p>- Все лгут.\n«Доктор Хаус»</text:p>
          </table:table-cell>
          <table:table-cell table:number-columns-repeated="1022"/>
        </table:table-row>
        <table:table-row table:style-name="ro4">
          <table:table-cell office:value-type="string">
            <text:p>text_hint_19</text:p>
          </table:table-cell>
          <table:table-cell office:value-type="string">
            <text:p>- Не будь жмотом - дай человеку второй шанс.\nНе будь идиотом - ни в коем случае не давай третий.\n«Доктор Хаус»</text:p>
          </table:table-cell>
          <table:table-cell table:number-columns-repeated="1022"/>
        </table:table-row>
        <table:table-row table:style-name="ro4">
          <table:table-cell office:value-type="string">
            <text:p>text_hint_20</text:p>
          </table:table-cell>
          <table:table-cell office:value-type="string">
            <text:p>- Вы не видели мой деревянный ящик?\n- Что за ящик?\n- Попробую описать. Деревянный. В форме ящика.\n«Доктор Хаус»</text:p>
          </table:table-cell>
          <table:table-cell table:number-columns-repeated="1022"/>
        </table:table-row>
        <table:table-row table:style-name="ro4">
          <table:table-cell office:value-type="string">
            <text:p>text_hint_21</text:p>
          </table:table-cell>
          <table:table-cell office:value-type="string">
            <text:p>- Я бы вам советовал пока не заниматься сексом.\n- А долго?\n- C точки зрения эволюции - вечно.\n«Доктор Хаус»</text:p>
          </table:table-cell>
          <table:table-cell table:number-columns-repeated="1022"/>
        </table:table-row>
        <table:table-row table:style-name="ro4">
          <table:table-cell office:value-type="string">
            <text:p>text_hint_22</text:p>
          </table:table-cell>
          <table:table-cell office:value-type="string">
            <text:p>- Господи, Мак. Как сильно ты ему врезал?\n- В смысле? Так сильно как только мог. Я не бью людей в полсилы. Это не зря называется ударом.\n«Агенты Щ.И.Т.»</text:p>
          </table:table-cell>
          <table:table-cell table:number-columns-repeated="1022"/>
        </table:table-row>
        <table:table-row table:style-name="ro4">
          <table:table-cell office:value-type="string">
            <text:p>text_hint_23</text:p>
          </table:table-cell>
          <table:table-cell office:value-type="string">
            <text:p>- Если ты убьешь меня, боль не уйдет! Или уйдет? Не помню.\n«Агенты Щ.И.Т.»</text:p>
          </table:table-cell>
          <table:table-cell table:number-columns-repeated="1022"/>
        </table:table-row>
        <table:table-row table:style-name="ro4">
          <table:table-cell office:value-type="string">
            <text:p>text_hint_24</text:p>
          </table:table-cell>
          <table:table-cell office:value-type="string">
            <text:p>- Чтобы спасти нас, нужно спасти мир.\n«Агенты Щ.И.Т.»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6"/>
          <table:table-cell table:style-name="ce8" office:value-type="string">
            <text:p>Общее</text:p>
          </table:table-cell>
          <table:table-cell table:style-name="ce6" table:number-columns-repeated="1021"/>
        </table:table-row>
        <table:table-row table:style-name="ro1">
          <table:table-cell table:style-name="ce4" office:value-type="string">
            <text:p>remind_me_later_button_text</text:p>
          </table:table-cell>
          <table:table-cell table:style-name="ce7" office:value-type="string">
            <text:p>Напомнить позже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o_thanks</text:p>
          </table:table-cell>
          <table:table-cell table:style-name="ce7" office:value-type="string">
            <text:p>Нет, спасибо.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email_template</text:p>
          </table:table-cell>
          <table:table-cell table:style-name="ce7" office:value-type="string">
            <text:p>Describe your question in detail here:\n\n\n\n \n-------------------------------------- \nDo not delete:\n{0} {1} {2}\n\nTime {3} \n</text:p>
          </table:table-cell>
          <table:table-cell table:number-columns-repeated="1022"/>
        </table:table-row>
        <table:table-row table:style-name="ro4">
          <table:table-cell office:value-type="string">
            <text:p>endgame_lbl_end</text:p>
          </table:table-cell>
          <table:table-cell office:value-type="string">
            <text:p>ИГРА ОКОНЧЕНА</text:p>
          </table:table-cell>
          <table:table-cell table:number-columns-repeated="1022"/>
        </table:table-row>
        <table:table-row table:style-name="ro4">
          <table:table-cell office:value-type="string">
            <text:p>endgame_lbl_best_score</text:p>
          </table:table-cell>
          <table:table-cell office:value-type="string">
            <text:p>Лучший результат</text:p>
          </table:table-cell>
          <table:table-cell table:number-columns-repeated="1022"/>
        </table:table-row>
        <table:table-row table:style-name="ro4">
          <table:table-cell office:value-type="string">
            <text:p>endgame_lbl_your_score</text:p>
          </table:table-cell>
          <table:table-cell office:value-type="string">
            <text:p>Ваш результат</text:p>
          </table:table-cell>
          <table:table-cell table:number-columns-repeated="1022"/>
        </table:table-row>
        <table:table-row table:style-name="ro4">
          <table:table-cell office:value-type="string">
            <text:p>endgame_lbl_score</text:p>
          </table:table-cell>
          <table:table-cell office:value-type="string">
            <text:p>очков</text:p>
          </table:table-cell>
          <table:table-cell table:number-columns-repeated="1022"/>
        </table:table-row>
        <table:table-row table:style-name="ro4">
          <table:table-cell office:value-type="string">
            <text:p>endgame_lbl_new_record</text:p>
          </table:table-cell>
          <table:table-cell office:value-type="string">
            <text:p>НОВЫЙ РЕКОРД!</text:p>
          </table:table-cell>
          <table:table-cell table:number-columns-repeated="1022"/>
        </table:table-row>
        <table:table-row table:style-name="ro4">
          <table:table-cell office:value-type="string">
            <text:p>endgame_lbl_hint</text:p>
          </table:table-cell>
          <table:table-cell office:value-type="string">
            <text:p>Подсказки</text:p>
          </table:table-cell>
          <table:table-cell table:number-columns-repeated="1022"/>
        </table:table-row>
        <table:table-row table:style-name="ro4">
          <table:table-cell office:value-type="string">
            <text:p>endgame_lbl_social</text:p>
          </table:table-cell>
          <table:table-cell office:value-type="string">
            <text:p>Поделиться результатом</text:p>
          </table:table-cell>
          <table:table-cell table:number-columns-repeated="1022"/>
        </table:table-row>
        <table:table-row table:style-name="ro4">
          <table:table-cell office:value-type="string">
            <text:p>ingame_bonus_desc_1</text:p>
          </table:table-cell>
          <table:table-cell office:value-type="string">
            <text:p>10 ответов без подсказок</text:p>
          </table:table-cell>
          <table:table-cell table:number-columns-repeated="1022"/>
        </table:table-row>
        <table:table-row table:style-name="ro4">
          <table:table-cell office:value-type="string">
            <text:p>ingame_bonus_desc_2</text:p>
          </table:table-cell>
          <table:table-cell office:value-type="string">
            <text:p>3 правильных ответа за 5 секунд</text:p>
          </table:table-cell>
          <table:table-cell table:number-columns-repeated="1022"/>
        </table:table-row>
        <table:table-row table:style-name="ro5">
          <table:table-cell table:style-name="ce1"/>
          <table:table-cell table:style-name="ce6"/>
          <table:table-cell table:style-name="ce8" office:value-type="string">
            <text:p>Попапы</text:p>
          </table:table-cell>
          <table:table-cell table:style-name="ce6" table:number-columns-repeated="1021"/>
        </table:table-row>
        <table:table-row table:style-name="ro4">
          <table:table-cell office:value-type="string">
            <text:p>popup_addcurrensy_title</text:p>
          </table:table-cell>
          <table:table-cell office:value-type="string">
            <text:p>Не хватает валюты!</text:p>
          </table:table-cell>
          <table:table-cell table:number-columns-repeated="1022"/>
        </table:table-row>
        <table:table-row table:style-name="ro4">
          <table:table-cell office:value-type="string">
            <text:p>popup_addcurrensy_gold</text:p>
          </table:table-cell>
          <table:table-cell office:value-type="string">
            <text:p>Купить золото</text:p>
          </table:table-cell>
          <table:table-cell table:number-columns-repeated="1022"/>
        </table:table-row>
        <table:table-row table:style-name="ro4">
          <table:table-cell office:value-type="string">
            <text:p>popup_addcurrensy_gold_free</text:p>
          </table:table-cell>
          <table:table-cell office:value-type="string">
            <text:p>Получить золото</text:p>
          </table:table-cell>
          <table:table-cell table:number-columns-repeated="1022"/>
        </table:table-row>
        <table:table-row table:style-name="ro4">
          <table:table-cell office:value-type="string">
            <text:p>popup_rate_title</text:p>
          </table:table-cell>
          <table:table-cell office:value-type="string">
            <text:p>Оцени приложение!</text:p>
          </table:table-cell>
          <table:table-cell table:number-columns-repeated="1022"/>
        </table:table-row>
        <table:table-row table:style-name="ro4">
          <table:table-cell office:value-type="string">
            <text:p>popup_rate_desc</text:p>
          </table:table-cell>
          <table:table-cell office:value-type="string">
            <text:p>Вы нам очень поможете, оценив приложение на AppStore</text:p>
          </table:table-cell>
          <table:table-cell table:number-columns-repeated="1022"/>
        </table:table-row>
        <table:table-row table:style-name="ro4">
          <table:table-cell office:value-type="string">
            <text:p>popup_bnt_close</text:p>
          </table:table-cell>
          <table:table-cell office:value-type="string">
            <text:p>Отстаньте.</text:p>
          </table:table-cell>
          <table:table-cell table:number-columns-repeated="1022"/>
        </table:table-row>
        <table:table-row table:style-name="ro4">
          <table:table-cell office:value-type="string">
            <text:p>popup_reconnect_title</text:p>
          </table:table-cell>
          <table:table-cell office:value-type="string">
            <text:p>ОШИБКА</text:p>
          </table:table-cell>
          <table:table-cell table:number-columns-repeated="1022"/>
        </table:table-row>
        <table:table-row table:style-name="ro4">
          <table:table-cell office:value-type="string">
            <text:p>popup_reconnect_desc</text:p>
          </table:table-cell>
          <table:table-cell office:value-type="string">
            <text:p>НЕТ ДОСТУПА К ИНТЕРНЕТУ!\n Убедитесь, что ваше устройство подключено к Интернету и повторите попытку …</text:p>
          </table:table-cell>
          <table:table-cell table:number-columns-repeated="1022"/>
        </table:table-row>
        <table:table-row table:style-name="ro4">
          <table:table-cell office:value-type="string">
            <text:p>popup_btn_reconnect</text:p>
          </table:table-cell>
          <table:table-cell office:value-type="string">
            <text:p>Переподключить</text:p>
          </table:table-cell>
          <table:table-cell table:number-columns-repeated="1022"/>
        </table:table-row>
        <table:table-row table:style-name="ro4">
          <table:table-cell office:value-type="string">
            <text:p>popup_goods_title</text:p>
          </table:table-cell>
          <table:table-cell office:value-type="string">
            <text:p>Хотите продолжить?!</text:p>
          </table:table-cell>
          <table:table-cell table:number-columns-repeated="1022"/>
        </table:table-row>
        <table:table-row table:style-name="ro4">
          <table:table-cell office:value-type="string">
            <text:p>popup_goods_01_desc</text:p>
          </table:table-cell>
          <table:table-cell office:value-type="string">
            <text:p>Получить дополнительную жизнь за просмотр рекламы?</text:p>
          </table:table-cell>
          <table:table-cell table:number-columns-repeated="1022"/>
        </table:table-row>
        <table:table-row table:style-name="ro4">
          <table:table-cell office:value-type="string">
            <text:p>popup_goods_02_desc</text:p>
          </table:table-cell>
          <table:table-cell office:value-type="string">
            <text:p>Получить дополнительные 30 секунд за просмотр рекламы?</text:p>
          </table:table-cell>
          <table:table-cell table:number-columns-repeated="1022"/>
        </table:table-row>
        <table:table-row table:style-name="ro5">
          <table:table-cell table:style-name="ce1"/>
          <table:table-cell table:style-name="ce6"/>
          <table:table-cell table:style-name="ce8" office:value-type="string">
            <text:p>Валюты и Инапы</text:p>
          </table:table-cell>
          <table:table-cell table:style-name="ce6" table:number-columns-repeated="1021"/>
        </table:table-row>
        <table:table-row table:style-name="ro4">
          <table:table-cell office:value-type="string">
            <text:p>text_free</text:p>
          </table:table-cell>
          <table:table-cell office:value-type="string">
            <text:p>Бесплатно</text:p>
          </table:table-cell>
          <table:table-cell table:number-columns-repeated="1022"/>
        </table:table-row>
        <table:table-row table:style-name="ro4">
          <table:table-cell office:value-type="string">
            <text:p>currensy_gold</text:p>
          </table:table-cell>
          <table:table-cell office:value-type="string">
            <text:p>Золото</text:p>
          </table:table-cell>
          <table:table-cell table:number-columns-repeated="1022"/>
        </table:table-row>
        <table:table-row table:style-name="ro1">
          <table:table-cell office:value-type="string">
            <text:p>com.corp666.evilgame01.gold1</text:p>
          </table:table-cell>
          <table:table-cell office:value-type="string">
            <text:p>64 РУБ</text:p>
          </table:table-cell>
          <table:table-cell table:number-columns-repeated="1022"/>
        </table:table-row>
        <table:table-row table:style-name="ro1">
          <table:table-cell office:value-type="string">
            <text:p>com.corp666.evilgame01.gold2</text:p>
          </table:table-cell>
          <table:table-cell office:value-type="string">
            <text:p>119 РУБ</text:p>
          </table:table-cell>
          <table:table-cell table:number-columns-repeated="1022"/>
        </table:table-row>
        <table:table-row table:style-name="ro1">
          <table:table-cell office:value-type="string">
            <text:p>com.corp666.evilgame01.gold3</text:p>
          </table:table-cell>
          <table:table-cell office:value-type="string">
            <text:p>184 РУБ</text:p>
          </table:table-cell>
          <table:table-cell table:number-columns-repeated="1022"/>
        </table:table-row>
        <table:table-row table:style-name="ro4">
          <table:table-cell table:style-name="Default" office:value-type="string">
            <text:p>com.corp666.evilgame01.removeads</text:p>
          </table:table-cell>
          <table:table-cell office:value-type="string">
            <text:p>74 РУБ</text:p>
          </table:table-cell>
          <table:table-cell table:number-columns-repeated="1022"/>
        </table:table-row>
      </table:table>
      <table:table table:name="English" table:style-name="ta1" table:print="false">
        <table:table-column table:style-name="co8" table:default-cell-style-name="ce2"/>
        <table:table-column table:style-name="co9" table:default-cell-style-name="Default"/>
        <table:table-column table:style-name="co3" table:number-columns-repeated="1022" table:default-cell-style-name="Default"/>
        <table:table-row table:style-name="ro3">
          <table:table-cell table:style-name="ce1"/>
          <table:table-cell table:style-name="ce6"/>
          <table:table-cell table:style-name="ce8" office:value-type="string">
            <text:p>Кнопки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ingame_help_btn_1</text:p>
          </table:table-cell>
          <table:table-cell office:value-type="string">
            <text:p>Remove two incorrect versions</text:p>
          </table:table-cell>
          <table:table-cell table:number-columns-repeated="1022"/>
        </table:table-row>
        <table:table-row table:style-name="ro1">
          <table:table-cell office:value-type="string">
            <text:p>ingame_help_btn_2</text:p>
          </table:table-cell>
          <table:table-cell office:value-type="string">
            <text:p>Skip this frame</text:p>
          </table:table-cell>
          <table:table-cell table:number-columns-repeated="1022"/>
        </table:table-row>
        <table:table-row table:style-name="ro1">
          <table:table-cell office:value-type="string">
            <text:p>ingame_pause_btn_1</text:p>
          </table:table-cell>
          <table:table-cell office:value-type="string">
            <text:p>Continue game</text:p>
          </table:table-cell>
          <table:table-cell table:number-columns-repeated="1022"/>
        </table:table-row>
        <table:table-row table:style-name="ro1">
          <table:table-cell office:value-type="string">
            <text:p>ingame_pause_btn_2</text:p>
          </table:table-cell>
          <table:table-cell office:value-type="string">
            <text:p>New game</text:p>
          </table:table-cell>
          <table:table-cell table:number-columns-repeated="1022"/>
        </table:table-row>
        <table:table-row table:style-name="ro1">
          <table:table-cell office:value-type="string">
            <text:p>ingame_pause_btn_3</text:p>
          </table:table-cell>
          <table:table-cell office:value-type="string">
            <text:p>Qui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enu_btn_new_game</text:p>
          </table:table-cell>
          <table:table-cell office:value-type="string">
            <text:p>New game</text:p>
          </table:table-cell>
          <table:table-cell table:number-columns-repeated="1022"/>
        </table:table-row>
        <table:table-row table:style-name="ro1">
          <table:table-cell office:value-type="string">
            <text:p>menu_btn_play</text:p>
          </table:table-cell>
          <table:table-cell office:value-type="string">
            <text:p>Play</text:p>
          </table:table-cell>
          <table:table-cell table:number-columns-repeated="1022"/>
        </table:table-row>
        <table:table-row table:style-name="ro1">
          <table:table-cell office:value-type="string">
            <text:p>menu_btn_remove_ad</text:p>
          </table:table-cell>
          <table:table-cell office:value-type="string">
            <text:p>Remove Ads</text:p>
          </table:table-cell>
          <table:table-cell table:number-columns-repeated="1022"/>
        </table:table-row>
        <table:table-row table:style-name="ro1">
          <table:table-cell office:value-type="string">
            <text:p>menu_btn_settings</text:p>
          </table:table-cell>
          <table:table-cell office:value-type="string">
            <text:p>Settings</text:p>
          </table:table-cell>
          <table:table-cell table:number-columns-repeated="1022"/>
        </table:table-row>
        <table:table-row table:style-name="ro1">
          <table:table-cell office:value-type="string">
            <text:p>menu_btn_apply</text:p>
          </table:table-cell>
          <table:table-cell office:value-type="string">
            <text:p>Apply</text:p>
          </table:table-cell>
          <table:table-cell table:number-columns-repeated="1022"/>
        </table:table-row>
        <table:table-row table:style-name="ro1">
          <table:table-cell office:value-type="string">
            <text:p>menu_btn_back</text:p>
          </table:table-cell>
          <table:table-cell office:value-type="string">
            <text:p>Back</text:p>
          </table:table-cell>
          <table:table-cell table:number-columns-repeated="1022"/>
        </table:table-row>
        <table:table-row table:style-name="ro1">
          <table:table-cell office:value-type="string">
            <text:p>menu_btn_close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1">
          <table:table-cell office:value-type="string">
            <text:p>gui_btn_yes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>
            <text:p>gui_btn_no</text:p>
          </table:table-cell>
          <table:table-cell office:value-type="string">
            <text:p>No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6"/>
          <table:table-cell table:style-name="ce8" office:value-type="string">
            <text:p>Хинты и загрузка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text_loading</text:p>
          </table:table-cell>
          <table:table-cell office:value-type="string">
            <text:p>Loading</text:p>
          </table:table-cell>
          <table:table-cell table:number-columns-repeated="1022"/>
        </table:table-row>
        <table:table-row table:style-name="ro1">
          <table:table-cell office:value-type="string">
            <text:p>text_hint_1</text:p>
          </table:table-cell>
          <table:table-cell office:value-type="string">
            <text:p>The series «Prison Break» is banned in 13 prisons of the States, so as not to induce there prisoners to go on a run.</text:p>
          </table:table-cell>
          <table:table-cell table:number-columns-repeated="1022"/>
        </table:table-row>
        <table:table-row table:style-name="ro1">
          <table:table-cell office:value-type="string">
            <text:p>text_hint_2</text:p>
          </table:table-cell>
          <table:table-cell office:value-type="string">
            <text:p>The most expensive series is not the «Game of Thrones», but «Terra Nova» by Steven Spielberg. His budget is 60 million pounds.</text:p>
          </table:table-cell>
          <table:table-cell table:number-columns-repeated="1022"/>
        </table:table-row>
        <table:table-row table:style-name="ro1">
          <table:table-cell office:value-type="string">
            <text:p>text_hint_3</text:p>
          </table:table-cell>
          <table:table-cell office:value-type="string">
            <text:p>The first actor, who was approved for the role of the creators of the series «House, M.D.», was Robert Sean Leonard.</text:p>
          </table:table-cell>
          <table:table-cell table:number-columns-repeated="1022"/>
        </table:table-row>
        <table:table-row table:style-name="ro1">
          <table:table-cell office:value-type="string">
            <text:p>text_hint_4</text:p>
          </table:table-cell>
          <table:table-cell office:value-type="string">
            <text:p>The most expensive series is not the «Game of Thrones», but «Terra Nova» by Steven Spielberg. His budget is 60 million pounds.</text:p>
          </table:table-cell>
          <table:table-cell table:number-columns-repeated="1022"/>
        </table:table-row>
        <table:table-row table:style-name="ro1">
          <table:table-cell office:value-type="string">
            <text:p>text_hint_5</text:p>
          </table:table-cell>
          <table:table-cell office:value-type="string">
            <text:p>The series «Prison Break» is banned in 13 prisons of the States, so as not to induce there prisoners to go on a run.</text:p>
          </table:table-cell>
          <table:table-cell table:number-columns-repeated="1022"/>
        </table:table-row>
        <table:table-row table:style-name="ro1">
          <table:table-cell office:value-type="string">
            <text:p>text_hint_6</text:p>
          </table:table-cell>
          <table:table-cell office:value-type="string">
            <text:p>The most expensive series is not the «Game of Thrones», but «Terra Nova» by Steven Spielberg. His budget is 60 million pounds.</text:p>
          </table:table-cell>
          <table:table-cell table:number-columns-repeated="1022"/>
        </table:table-row>
        <table:table-row table:style-name="ro1">
          <table:table-cell office:value-type="string">
            <text:p>text_hint_7</text:p>
          </table:table-cell>
          <table:table-cell office:value-type="string">
            <text:p>The series «Prison Break» is banned in 13 prisons of the States, so as not to induce there prisoners to go on a run.</text:p>
          </table:table-cell>
          <table:table-cell table:number-columns-repeated="1022"/>
        </table:table-row>
        <table:table-row table:style-name="ro1">
          <table:table-cell office:value-type="string">
            <text:p>text_hint_8</text:p>
          </table:table-cell>
          <table:table-cell office:value-type="string">
            <text:p>The most expensive series is not the «Game of Thrones», but «Terra Nova» by Steven Spielberg. His budget is 60 million pounds.</text:p>
          </table:table-cell>
          <table:table-cell table:number-columns-repeated="1022"/>
        </table:table-row>
        <table:table-row table:style-name="ro1">
          <table:table-cell office:value-type="string">
            <text:p>text_hint_9</text:p>
          </table:table-cell>
          <table:table-cell office:value-type="string">
            <text:p>The series «Prison Break» is banned in 13 prisons of the States, so as not to induce there prisoners to go on a run.</text:p>
          </table:table-cell>
          <table:table-cell table:number-columns-repeated="1022"/>
        </table:table-row>
        <table:table-row table:style-name="ro1">
          <table:table-cell office:value-type="string">
            <text:p>text_hint_10</text:p>
          </table:table-cell>
          <table:table-cell office:value-type="string">
            <text:p>The most expensive series is not the «Game of Thrones», but «Terra Nova» by Steven Spielberg. His budget is 60 million pounds.</text:p>
          </table:table-cell>
          <table:table-cell table:number-columns-repeated="1022"/>
        </table:table-row>
        <table:table-row table:style-name="ro1">
          <table:table-cell office:value-type="string">
            <text:p>text_hint_11</text:p>
          </table:table-cell>
          <table:table-cell office:value-type="string">
            <text:p>The series «Prison Break» is banned in 13 prisons of the States, so as not to induce there prisoners to go on a run.</text:p>
          </table:table-cell>
          <table:table-cell table:number-columns-repeated="1022"/>
        </table:table-row>
        <table:table-row table:style-name="ro1">
          <table:table-cell office:value-type="string">
            <text:p>text_hint_12</text:p>
          </table:table-cell>
          <table:table-cell office:value-type="string">
            <text:p>The most expensive series is not the «Game of Thrones», but «Terra Nova» by Steven Spielberg. His budget is 60 million pounds.</text:p>
          </table:table-cell>
          <table:table-cell table:number-columns-repeated="1022"/>
        </table:table-row>
        <table:table-row table:style-name="ro1">
          <table:table-cell office:value-type="string">
            <text:p>text_hint_13</text:p>
          </table:table-cell>
          <table:table-cell office:value-type="string">
            <text:p>The series «Prison Break» is banned in 13 prisons of the States, so as not to induce there prisoners to go on a run.</text:p>
          </table:table-cell>
          <table:table-cell table:number-columns-repeated="1022"/>
        </table:table-row>
        <table:table-row table:style-name="ro1">
          <table:table-cell office:value-type="string">
            <text:p>text_hint_14</text:p>
          </table:table-cell>
          <table:table-cell office:value-type="string">
            <text:p>To promote the third season of the show «Dexter» advertisers, instead of water, poured into local fountains fake blood. In a promotional campaign were involved in the fountains in the 14 largest U.S. Cities.</text:p>
          </table:table-cell>
          <table:table-cell table:number-columns-repeated="1022"/>
        </table:table-row>
        <table:table-row table:style-name="ro1">
          <table:table-cell office:value-type="string">
            <text:p>text_hint_15</text:p>
          </table:table-cell>
          <table:table-cell office:value-type="string">
            <text:p>In total, the last episode of season 4 «Dexter» 2.6 million people watched. More popular than «Dexter» has been awarded only to Mike Tyson in 1999.</text:p>
          </table:table-cell>
          <table:table-cell table:number-columns-repeated="1022"/>
        </table:table-row>
        <table:table-row table:style-name="ro1">
          <table:table-cell office:value-type="string">
            <text:p>text_hint_16</text:p>
          </table:table-cell>
          <table:table-cell office:value-type="string">
            <text:p>In the third series of the 2nd season of «Lie to Me», the missing woman is Marla Seeger, and her daughter Tyler. Marla Singer and Tyler Derden - characters of the book and movie «Fight Club.»</text:p>
          </table:table-cell>
          <table:table-cell table:number-columns-repeated="1022"/>
        </table:table-row>
        <table:table-row table:style-name="ro1">
          <table:table-cell office:value-type="string">
            <text:p>text_hint_17</text:p>
          </table:table-cell>
          <table:table-cell office:value-type="string">
            <text:p>In the series «Desperate Housewives» on the set of the episode where Susan falls into a cake, actress Teri Hatcher broke two ribs, but did not stop making new doubles.</text:p>
          </table:table-cell>
          <table:table-cell table:number-columns-repeated="1022"/>
        </table:table-row>
        <table:table-row table:style-name="ro1">
          <table:table-cell office:value-type="string">
            <text:p>text_hint_18</text:p>
          </table:table-cell>
          <table:table-cell office:value-type="string">
            <text:p>- Everybody Lies.\n«House M.D.»</text:p>
          </table:table-cell>
          <table:table-cell table:number-columns-repeated="1022"/>
        </table:table-row>
        <table:table-row table:style-name="ro1">
          <table:table-cell office:value-type="string">
            <text:p>text_hint_19</text:p>
          </table:table-cell>
          <table:table-cell office:value-type="string">
            <text:p>- Do not be a hamper - give the person a second chance.\n Do not be an idiot - in any case, do not give a third.\n«House M.D.»</text:p>
          </table:table-cell>
          <table:table-cell table:number-columns-repeated="1022"/>
        </table:table-row>
        <table:table-row table:style-name="ro1">
          <table:table-cell office:value-type="string">
            <text:p>text_hint_20</text:p>
          </table:table-cell>
          <table:table-cell office:value-type="string">
            <text:p>- Have you seen my wooden box?\n- What kind of box?\n- I'll try to describe. Wood. In the form of a box.\n«House M.D.»</text:p>
          </table:table-cell>
          <table:table-cell table:number-columns-repeated="1022"/>
        </table:table-row>
        <table:table-row table:style-name="ro1">
          <table:table-cell office:value-type="string">
            <text:p>text_hint_21</text:p>
          </table:table-cell>
          <table:table-cell office:value-type="string">
            <text:p>- I would advise you not to have sex.\n- How long?\n- From the point of view of evolution - forever.\n«House M.D.»</text:p>
          </table:table-cell>
          <table:table-cell table:number-columns-repeated="1022"/>
        </table:table-row>
        <table:table-row table:style-name="ro1">
          <table:table-cell office:value-type="string">
            <text:p>text_hint_22</text:p>
          </table:table-cell>
          <table:table-cell office:value-type="string">
            <text:p>- Good heavens, Mac. How much did you hit him?\n- In the sense of? As much as I could. I do not hit people on the floor of strength. It is not for nothing called a blow.\n«Agents of S.H.I.E.L.D.»</text:p>
          </table:table-cell>
          <table:table-cell table:number-columns-repeated="1022"/>
        </table:table-row>
        <table:table-row table:style-name="ro1">
          <table:table-cell office:value-type="string">
            <text:p>text_hint_23</text:p>
          </table:table-cell>
          <table:table-cell office:value-type="string">
            <text:p>- To save us, we must save the world.\n«Agents of S.H.I.E.L.D.»</text:p>
          </table:table-cell>
          <table:table-cell table:number-columns-repeated="1022"/>
        </table:table-row>
        <table:table-row table:style-name="ro1">
          <table:table-cell office:value-type="string">
            <text:p>text_hint_24</text:p>
          </table:table-cell>
          <table:table-cell office:value-type="string">
            <text:p>- If you kill me, the pain will not go away! Or will it? I do not remember.\n«Agents of S.H.I.E.L.D.»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6"/>
          <table:table-cell table:style-name="ce8" office:value-type="string">
            <text:p>Общее</text:p>
          </table:table-cell>
          <table:table-cell table:style-name="ce6" table:number-columns-repeated="1021"/>
        </table:table-row>
        <table:table-row table:style-name="ro1">
          <table:table-cell table:style-name="ce4" office:value-type="string">
            <text:p>remind_me_later_button_text</text:p>
          </table:table-cell>
          <table:table-cell table:style-name="ce7" office:value-type="string">
            <text:p>Remind me later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o_thanks</text:p>
          </table:table-cell>
          <table:table-cell table:style-name="ce7" office:value-type="string">
            <text:p>No, thank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email_template</text:p>
          </table:table-cell>
          <table:table-cell table:style-name="ce7" office:value-type="string">
            <text:p>Describe your question in detail here:\n\n\n\n \n-------------------------------------- \nDo not delete:\n{0} {1} {2}\n\nTime {3} \n</text:p>
          </table:table-cell>
          <table:table-cell table:number-columns-repeated="1022"/>
        </table:table-row>
        <table:table-row table:style-name="ro1">
          <table:table-cell office:value-type="string">
            <text:p>endgame_lbl_end</text:p>
          </table:table-cell>
          <table:table-cell office:value-type="string">
            <text:p>GAME OVER</text:p>
          </table:table-cell>
          <table:table-cell table:number-columns-repeated="1022"/>
        </table:table-row>
        <table:table-row table:style-name="ro1">
          <table:table-cell office:value-type="string">
            <text:p>endgame_lbl_best_score</text:p>
          </table:table-cell>
          <table:table-cell office:value-type="string">
            <text:p>Best score</text:p>
          </table:table-cell>
          <table:table-cell table:number-columns-repeated="1022"/>
        </table:table-row>
        <table:table-row table:style-name="ro1">
          <table:table-cell office:value-type="string">
            <text:p>endgame_lbl_your_score</text:p>
          </table:table-cell>
          <table:table-cell office:value-type="string">
            <text:p>Your score</text:p>
          </table:table-cell>
          <table:table-cell table:number-columns-repeated="1022"/>
        </table:table-row>
        <table:table-row table:style-name="ro1">
          <table:table-cell office:value-type="string">
            <text:p>endgame_lbl_score</text:p>
          </table:table-cell>
          <table:table-cell office:value-type="string">
            <text:p>score</text:p>
          </table:table-cell>
          <table:table-cell table:number-columns-repeated="1022"/>
        </table:table-row>
        <table:table-row table:style-name="ro1">
          <table:table-cell office:value-type="string">
            <text:p>endgame_lbl_new_record</text:p>
          </table:table-cell>
          <table:table-cell office:value-type="string">
            <text:p>NEW RECORD!</text:p>
          </table:table-cell>
          <table:table-cell table:number-columns-repeated="1022"/>
        </table:table-row>
        <table:table-row table:style-name="ro1">
          <table:table-cell office:value-type="string">
            <text:p>endgame_lbl_hint</text:p>
          </table:table-cell>
          <table:table-cell office:value-type="string">
            <text:p>Tips</text:p>
          </table:table-cell>
          <table:table-cell table:number-columns-repeated="1022"/>
        </table:table-row>
        <table:table-row table:style-name="ro1">
          <table:table-cell office:value-type="string">
            <text:p>endgame_lbl_social</text:p>
          </table:table-cell>
          <table:table-cell office:value-type="string">
            <text:p>Share result</text:p>
          </table:table-cell>
          <table:table-cell table:number-columns-repeated="1022"/>
        </table:table-row>
        <table:table-row table:style-name="ro1">
          <table:table-cell office:value-type="string">
            <text:p>ingame_bonus_desc_1</text:p>
          </table:table-cell>
          <table:table-cell office:value-type="string">
            <text:p>10 replies without prompts</text:p>
          </table:table-cell>
          <table:table-cell table:number-columns-repeated="1022"/>
        </table:table-row>
        <table:table-row table:style-name="ro1">
          <table:table-cell office:value-type="string">
            <text:p>ingame_bonus_desc_2</text:p>
          </table:table-cell>
          <table:table-cell office:value-type="string">
            <text:p>3 correct answers in 5 seconds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6"/>
          <table:table-cell table:style-name="ce8" office:value-type="string">
            <text:p>Попапы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popup_addcurrensy_title</text:p>
          </table:table-cell>
          <table:table-cell office:value-type="string">
            <text:p>Not enough currency!</text:p>
          </table:table-cell>
          <table:table-cell table:number-columns-repeated="1022"/>
        </table:table-row>
        <table:table-row table:style-name="ro1">
          <table:table-cell office:value-type="string">
            <text:p>popup_addcurrensy_gold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">
          <table:table-cell office:value-type="string">
            <text:p>popup_addcurrensy_gold_free</text:p>
          </table:table-cell>
          <table:table-cell office:value-type="string">
            <text:p>Get gold</text:p>
          </table:table-cell>
          <table:table-cell table:number-columns-repeated="1022"/>
        </table:table-row>
        <table:table-row table:style-name="ro1">
          <table:table-cell office:value-type="string">
            <text:p>popup_rate_title</text:p>
          </table:table-cell>
          <table:table-cell office:value-type="string">
            <text:p>Rate App!</text:p>
          </table:table-cell>
          <table:table-cell table:number-columns-repeated="1022"/>
        </table:table-row>
        <table:table-row table:style-name="ro1">
          <table:table-cell office:value-type="string">
            <text:p>popup_rate_desc</text:p>
          </table:table-cell>
          <table:table-cell office:value-type="string">
            <text:p>You can help us a lot by evaluating the application in the AppStore</text:p>
          </table:table-cell>
          <table:table-cell table:number-columns-repeated="1022"/>
        </table:table-row>
        <table:table-row table:style-name="ro1">
          <table:table-cell office:value-type="string">
            <text:p>popup_bnt_close</text:p>
          </table:table-cell>
          <table:table-cell office:value-type="string">
            <text:p>Leave me alone.</text:p>
          </table:table-cell>
          <table:table-cell table:number-columns-repeated="1022"/>
        </table:table-row>
        <table:table-row table:style-name="ro1">
          <table:table-cell office:value-type="string">
            <text:p>popup_reconnect_title</text:p>
          </table:table-cell>
          <table:table-cell office:value-type="string">
            <text:p>ERROR</text:p>
          </table:table-cell>
          <table:table-cell table:number-columns-repeated="1022"/>
        </table:table-row>
        <table:table-row table:style-name="ro1">
          <table:table-cell office:value-type="string">
            <text:p>popup_reconnect_desc</text:p>
          </table:table-cell>
          <table:table-cell office:value-type="string">
            <text:p>NO INTERNET CONNECTION AVAILABLE!\n Please make sure your device is connected to the Internet and try again …</text:p>
          </table:table-cell>
          <table:table-cell table:number-columns-repeated="1022"/>
        </table:table-row>
        <table:table-row table:style-name="ro1">
          <table:table-cell office:value-type="string">
            <text:p>popup_btn_reconnect</text:p>
          </table:table-cell>
          <table:table-cell office:value-type="string">
            <text:p>Reconnect</text:p>
          </table:table-cell>
          <table:table-cell table:number-columns-repeated="1022"/>
        </table:table-row>
        <table:table-row table:style-name="ro1">
          <table:table-cell office:value-type="string">
            <text:p>popup_goods_title</text:p>
          </table:table-cell>
          <table:table-cell office:value-type="string">
            <text:p>Do you want to continue?!</text:p>
          </table:table-cell>
          <table:table-cell table:number-columns-repeated="1022"/>
        </table:table-row>
        <table:table-row table:style-name="ro1">
          <table:table-cell office:value-type="string">
            <text:p>popup_goods_01_desc</text:p>
          </table:table-cell>
          <table:table-cell office:value-type="string">
            <text:p>Get additional life for viewing the ad?</text:p>
          </table:table-cell>
          <table:table-cell table:number-columns-repeated="1022"/>
        </table:table-row>
        <table:table-row table:style-name="ro1">
          <table:table-cell office:value-type="string">
            <text:p>popup_goods_02_desc</text:p>
          </table:table-cell>
          <table:table-cell office:value-type="string">
            <text:p>Get an additional 30 seconds for viewing the ad?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6"/>
          <table:table-cell table:style-name="ce8" office:value-type="string">
            <text:p>Валюты и Инапы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text_free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1">
          <table:table-cell office:value-type="string">
            <text:p>currensy_gold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">
          <table:table-cell office:value-type="string">
            <text:p>com.corp666.evilgame01.gold1</text:p>
          </table:table-cell>
          <table:table-cell office:value-type="string">
            <text:p>0,99$</text:p>
          </table:table-cell>
          <table:table-cell table:number-columns-repeated="1022"/>
        </table:table-row>
        <table:table-row table:style-name="ro1">
          <table:table-cell office:value-type="string">
            <text:p>com.corp666.evilgame01.gold2</text:p>
          </table:table-cell>
          <table:table-cell office:value-type="string">
            <text:p>1,79$</text:p>
          </table:table-cell>
          <table:table-cell table:number-columns-repeated="1022"/>
        </table:table-row>
        <table:table-row table:style-name="ro1">
          <table:table-cell office:value-type="string">
            <text:p>com.corp666.evilgame01.gold3</text:p>
          </table:table-cell>
          <table:table-cell office:value-type="string">
            <text:p>2,79$</text:p>
          </table:table-cell>
          <table:table-cell table:number-columns-repeated="1022"/>
        </table:table-row>
        <table:table-row table:style-name="ro4">
          <table:table-cell table:style-name="Default" office:value-type="string">
            <text:p>com.corp666.evilgame01.removeads</text:p>
          </table:table-cell>
          <table:table-cell office:value-type="string">
            <text:p>1,09$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20.12.2017</text:date>, <text:time>12:54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3:09:43.52</meta:creation-date>
    <dc:date>2017-12-20T12:54:52.07</dc:date>
    <meta:editing-duration>PT6H22M38S</meta:editing-duration>
    <meta:editing-cycles>59</meta:editing-cycles>
    <meta:generator>OpenOffice/4.1.3$Win32 OpenOffice.org_project/413m1$Build-9783</meta:generator>
    <meta:document-statistic meta:table-count="5" meta:cell-count="314" meta:object-count="0"/>
  </office:meta>
</office:document-meta>
</file>